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5.139cm" style:use-optimal-column-width="false"/>
    </style:style>
    <style:style style:name="co2" style:family="table-column">
      <style:table-column-properties style:column-width="5.361cm" style:use-optimal-column-width="false"/>
    </style:style>
    <style:style style:name="co3" style:family="table-column">
      <style:table-column-properties style:column-width="11.208cm" style:use-optimal-column-width="false"/>
    </style:style>
    <style:style style:name="co4" style:family="table-column">
      <style:table-column-properties style:column-width="5.293cm" style:use-optimal-column-width="false"/>
    </style:style>
    <style:style style:name="co5" style:family="table-column">
      <style:table-column-properties style:column-width="8.999cm" style:use-optimal-column-width="false"/>
    </style:style>
    <style:style style:name="co6" style:family="table-column">
      <style:table-column-properties style:column-width="9.002cm" style:use-optimal-column-width="false"/>
    </style:style>
    <style:style style:name="co7" style:family="table-column">
      <style:table-column-properties style:column-width="6.751cm" style:use-optimal-column-width="false"/>
    </style:style>
    <style:style style:name="co8" style:family="table-column">
      <style:table-column-properties style:column-width="6.748cm" style:use-optimal-column-width="false"/>
    </style:style>
    <style:style style:name="co9" style:family="table-column">
      <style:table-column-properties style:column-width="6.984cm" style:use-optimal-column-width="false"/>
    </style:style>
    <style:style style:name="co10" style:family="table-column">
      <style:table-column-properties style:column-width="20.017cm" style:use-optimal-column-width="false"/>
    </style:style>
    <style:style style:name="co11" style:family="table-column">
      <style:table-column-properties style:column-width="14.131cm" style:use-optimal-column-width="false"/>
    </style:style>
    <style:style style:name="co12" style:family="table-column">
      <style:table-column-properties style:column-width="3.869cm" style:use-optimal-column-width="false"/>
    </style:style>
    <style:style style:name="ro1" style:family="table-row">
      <style:table-row-properties style:row-height="2.045cm" style:use-optimal-row-height="false"/>
    </style:style>
    <style:style style:name="ro2" style:family="table-row">
      <style:table-row-properties style:row-height="2.498cm" style:use-optimal-row-height="false"/>
    </style:style>
    <style:style style:name="ro3" style:family="table-row">
      <style:table-row-properties style:row-height="2.507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.489cm" style:use-optimal-row-height="false"/>
    </style:style>
    <style:style style:name="ro6" style:family="table-row">
      <style:table-row-properties style:row-height="2.525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size-complex="18pt"/>
    </style:style>
    <style:style style:name="ce2" style:family="table-cell">
      <loext:graphic-properties draw:fill="solid" draw:fill-color="#757575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weight="bold" style:font-weight-asian="bold" style:font-weight-complex="bold"/>
    </style:style>
    <style:style style:name="ce13" style:family="table-cell">
      <loext:graphic-properties draw:fill="solid" draw:fill-color="#757575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</style:style>
    <style:style style:name="ce1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</style:style>
    <style:style style:name="ce15" style:family="table-cell">
      <loext:graphic-properties draw:fill="solid" draw:fill-color="#757575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7" style:family="paragraph"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1" style:family="paragraph">
      <style:paragraph-properties style:writing-mode="lr-tb"/>
      <style:text-properties fo:font-size="32pt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weight="bold" style:font-weight-asian="bold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5pt" style:font-size-asian="15pt" style:font-weight-asian="normal" style:font-size-complex="15pt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Evaluation and valuation</text:p>
              </text:list-item>
              <text:list-item>
                <text:p text:style-name="P6">The mechanics of a funding round</text:p>
              </text:list-item>
              <text:list-item>
                <text:p text:style-name="P6"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e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placeholder="true">
          <draw:text-box/>
        </draw:frame>
        <draw:frame draw:style-name="standard" draw:layer="layout" svg:width="27cm" svg:height="10.2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Stage</text:p>
              </table:table-cell>
              <table:table-cell>
                <text:p text:style-name="P21">Headcount</text:p>
              </table:table-cell>
              <table:table-cell>
                <text:p text:style-name="P21">Funding</text:p>
              </table:table-cell>
              <table:table-cell>
                <text:p text:style-name="P21">Responsible</text:p>
              </table:table-cell>
            </table:table-row>
            <table:table-row table:style-name="ro1" table:default-cell-style-name="ce2">
              <table:table-cell>
                <text:p text:style-name="P22">Research</text:p>
              </table:table-cell>
              <table:table-cell>
                <text:p text:style-name="P22">Jane and Jim</text:p>
              </table:table-cell>
              <table:table-cell>
                <text:p text:style-name="P22">(2 people at €80K <text:s/>+ <text:s/>€30K) * 4 years <text:s/></text:p>
              </table:table-cell>
              <table:table-cell>
                <text:p text:style-name="P22">Professor</text:p>
              </table:table-cell>
            </table:table-row>
            <table:table-row table:style-name="ro1" table:default-cell-style-name="ce3">
              <table:table-cell>
                <text:p text:style-name="P22">Exploration</text:p>
              </table:table-cell>
              <table:table-cell>
                <text:p text:style-name="P22">Jane, Jim, Tony</text:p>
              </table:table-cell>
              <table:table-cell>
                <text:p text:style-name="P22">(3 people at €80K + <text:s/>€50K.) * 2 years</text:p>
              </table:table-cell>
              <table:table-cell>
                <text:p text:style-name="P22">Entrepreneurs</text:p>
              </table:table-cell>
            </table:table-row>
            <table:table-row table:style-name="ro1" table:default-cell-style-name="ce2">
              <table:table-cell>
                <text:p text:style-name="P22">Incorporation</text:p>
              </table:table-cell>
              <table:table-cell>
                <text:p text:style-name="P22">4</text:p>
              </table:table-cell>
              <table:table-cell>
                <text:p text:style-name="P22">(4 people at €80K + <text:s/>€50K) * 2 years</text:p>
              </table:table-cell>
              <table:table-cell>
                <text:p text:style-name="P22">Entrepreneurs</text:p>
              </table:table-cell>
            </table:table-row>
            <table:table-row table:style-name="ro1" table:default-cell-style-name="ce4">
              <table:table-cell>
                <text:p text:style-name="P22">Going concern</text:p>
              </table:table-cell>
              <table:table-cell>
                <text:p text:style-name="P22">n+</text:p>
              </table:table-cell>
              <table:table-cell>
                <text:p text:style-name="P22">(n+ people at €80K + <text:s/>€30K) p.a. + ... </text:p>
              </table:table-cell>
              <table:table-cell>
                <text:p text:style-name="P22">Entreprene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18cm" svg:height="10.036cm" svg:x="5cm" svg:y="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3"><text:span text:style-name="T10">Type</text:span></text:p>
              </table:table-cell>
              <table:table-cell>
                <text:p text:style-name="P24"><text:span text:style-name="T10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1">Gift</text:span></text:p>
              </table:table-cell>
              <table:table-cell table:style-name="ce7">
                <text:list text:style-name="L2">
                  <text:list-item>
                    <text:p text:style-name="P22"><text:span text:style-name="T8">Family</text:span></text:p>
                  </text:list-item>
                  <text:list-item>
                    <text:p text:style-name="P22"><text:span text:style-name="T8">Public funders</text:span></text:p>
                  </text:list-item>
                  <text:list-item>
                    <text:p text:style-name="P22"><text:span text:style-name="T8">Non-governmental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1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2"><text:span text:style-name="T8">Family, friends, and fools</text:span></text:p>
                  </text:list-item>
                  <text:list-item>
                    <text:p text:style-name="P22"><text:span text:style-name="T8">Loans</text:span></text:p>
                  </text:list-item>
                </text:list>
              </table:table-cell>
            </table:table-row>
            <table:table-row table:style-name="ro3">
              <table:table-cell table:style-name="ce10">
                <text:p text:style-name="P25"><text:span text:style-name="T11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2"><text:span text:style-name="T8">Business angels</text:span></text:p>
                  </text:list-item>
                  <text:list-item>
                    <text:p text:style-name="P22"><text:span text:style-name="T8">Venture capitalist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ing</text:p>
          </draw:text-box>
        </draw:frame>
        <draw:frame draw:style-name="standard" draw:layer="layout" svg:width="27cm" svg:height="9.99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2">
              <table:table-cell>
                <text:p text:style-name="P23"><text:span text:style-name="T12">Purpose</text:span></text:p>
              </table:table-cell>
              <table:table-cell>
                <text:p text:style-name="P26"><text:span text:style-name="T12">Funder</text:span></text:p>
              </table:table-cell>
              <table:table-cell>
                <text:p text:style-name="P26"><text:span text:style-name="T12">Program</text:span></text:p>
              </table:table-cell>
              <table:table-cell>
                <text:p text:style-name="P26"><text:span text:style-name="T12">Program Manager</text:span></text:p>
              </table:table-cell>
            </table:table-row>
            <table:table-row table:style-name="ro4" table:default-cell-style-name="ce13">
              <table:table-cell>
                <text:p>Research</text:p>
              </table:table-cell>
              <table:table-cell>
                <text:p>DFG</text:p>
              </table:table-cell>
              <table:table-cell>
                <text:p>Sachbeihilfe</text:p>
              </table:table-cell>
              <table:table-cell>
                <text:p>DFG</text:p>
              </table:table-cell>
            </table:table-row>
            <table:table-row table:style-name="ro4" table:default-cell-style-name="ce14">
              <table:table-cell>
                <text:p>Exploration</text:p>
              </table:table-cell>
              <table:table-cell>
                <text:p>BMBF</text:p>
              </table:table-cell>
              <table:table-cell>
                <text:p>VIP+</text:p>
              </table:table-cell>
              <table:table-cell>
                <text:p>VDI / VDE IT</text:p>
              </table:table-cell>
            </table:table-row>
            <table:table-row table:style-name="ro4" table:default-cell-style-name="ce15">
              <table:table-cell>
                <text:p>Incorporation</text:p>
              </table:table-cell>
              <table:table-cell>
                <text:p>BMWi</text:p>
              </table:table-cell>
              <table:table-cell>
                <text:p>EXIST Forschungstransfer</text:p>
              </table:table-cell>
              <table:table-cell>
                <text:p>FZ Jülich</text:p>
              </table:table-cell>
            </table:table-row>
            <table:table-row table:style-name="ro4" table:default-cell-style-name="ce16">
              <table:table-cell>
                <text:p>New product development</text:p>
              </table:table-cell>
              <table:table-cell>
                <text:p>BMWi</text:p>
              </table:table-cell>
              <table:table-cell>
                <text:p>ZIM</text:p>
              </table:table-cell>
              <table:table-cell>
                <text:p>AiF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Debt / Lenders</text:p>
          </draw:text-box>
        </draw:frame>
        <draw:frame presentation:style-name="pr12" draw:text-style-name="P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nvestments / Investors</text:p>
          </draw:text-box>
        </draw:frame>
        <draw:frame presentation:style-name="pr12" draw:text-style-name="P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flow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0cm" svg:x="0.5cm" svg:y="2.2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5">
              <table:table-cell>
                <text:p text:style-name="P23"><text:span text:style-name="T10">Asset</text:span></text:p>
              </table:table-cell>
              <table:table-cell>
                <text:p text:style-name="P24"><text:span text:style-name="T10">Cost of Replacment</text:span></text:p>
              </table:table-cell>
            </table:table-row>
            <table:table-row table:style-name="ro6">
              <table:table-cell table:style-name="ce17">
                <text:p text:style-name="P27"><text:span text:style-name="T13">Source code</text:span></text:p>
              </table:table-cell>
              <table:table-cell table:style-name="ce7">
                <text:p text:style-name="P22"><text:span text:style-name="T8"># person months x labor rate</text:span></text:p>
              </table:table-cell>
            </table:table-row>
            <table:table-row table:style-name="ro5">
              <table:table-cell table:style-name="ce18">
                <text:p text:style-name="P27"><text:span text:style-name="T13">Machinery</text:span></text:p>
              </table:table-cell>
              <table:table-cell table:style-name="ce9">
                <text:p text:style-name="P22"><text:span text:style-name="T8">Price according to price list</text:span></text:p>
                <text:p text:style-name="P22"><text:span text:style-name="T8">Price according to market place</text:span></text:p>
              </table:table-cell>
            </table:table-row>
            <table:table-row table:style-name="ro2">
              <table:table-cell table:style-name="ce19">
                <text:p text:style-name="P27"><text:span text:style-name="T13">Skilled labor</text:span></text:p>
              </table:table-cell>
              <table:table-cell table:style-name="ce11">
                <text:p text:style-name="P22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pre-determined factor based on the industry or other comparab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multipl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scounted Cashflow Metho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17.999cm" svg:height="7.999cm" svg:x="5cm" svg:y="3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>
              <table:table-cell table:style-name="ce6">
                <text:p><text:span text:style-name="T11">Pre-money valuation</text:span></text:p>
              </table:table-cell>
              <table:table-cell table:style-name="ce20">
                <text:p text:style-name="P28"><text:span text:style-name="T11">€</text:span><text:span text:style-name="T11">4M</text:span></text:p>
              </table:table-cell>
            </table:table-row>
            <table:table-row table:style-name="ro4">
              <table:table-cell table:style-name="ce8">
                <text:p text:style-name="P25"><text:span text:style-name="T11">Investment by investor</text:span></text:p>
              </table:table-cell>
              <table:table-cell table:style-name="ce21">
                <text:p text:style-name="P28"><text:span text:style-name="T11">€</text:span><text:span text:style-name="T11">1M</text:span></text:p>
              </table:table-cell>
            </table:table-row>
            <table:table-row table:style-name="ro4">
              <table:table-cell table:style-name="ce22">
                <text:p text:style-name="P25"><text:span text:style-name="T11">Post-money valuation</text:span></text:p>
              </table:table-cell>
              <table:table-cell table:style-name="ce23">
                <text:p text:style-name="P28"><text:span text:style-name="T11">€</text:span><text:span text:style-name="T11">5M</text:span></text:p>
              </table:table-cell>
            </table:table-row>
            <table:table-row table:style-name="ro7">
              <table:table-cell table:style-name="ce8">
                <text:p text:style-name="P25"><text:span text:style-name="T11">Equity stake to investor</text:span></text:p>
              </table:table-cell>
              <table:table-cell table:style-name="ce21">
                <text:p text:style-name="P28"><text:span text:style-name="T11">20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12" draw:text-style-name="P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Cap(italization) Table</text:p>
          </draw:text-box>
        </draw:frame>
        <draw:frame presentation:style-name="pr12" draw:text-style-name="P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Growth and Funding Time-lines 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startup time-line</text:p>
              </text:list-item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30" draw:layer="layout" svg:width="20cm" svg:height="4cm" svg:x="0cm" svg:y="11.75cm">
          <draw:text-box>
            <text:p text:style-name="P29"><text:span text:style-name="T14">DR</text:span></text:p>
          </draw:text-box>
        </draw:frame>
        <draw:frame presentation:style-name="pr15" draw:text-style-name="P31" draw:layer="layout" svg:width="27cm" svg:height="7cm" svg:x="0.5cm" svg:y="8cm" presentation:class="subtitle">
          <draw:text-box>
            <text:p text:style-name="P2"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 text:style-name="P2"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30T12:05:56.829192078</meta:creation-date>
    <meta:editing-duration>PT3H38M7S</meta:editing-duration>
    <meta:editing-cycles>25</meta:editing-cycles>
    <meta:generator>LibreOffice/7.1.2.2$Linux_X86_64 LibreOffice_project/5751006d328844ba3fa6124ed263bbf122f0788a</meta:generator>
    <dc:date>2021-04-17T16:17:28.219750007</dc:date>
    <dc:creator>Dirk Riehle</dc:creator>
    <meta:document-statistic meta:object-count="195"/>
  </office:meta>
</office:document-meta>
</file>